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947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98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Order ID</text:p>
          </table:table-cell>
          <table:table-cell office:value-type="string" table:style-name="ce1">
            <text:p>Retailer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Observation 1<text:s/></text:p>
          </table:table-cell>
          <table:table-cell office:value-type="string" table:style-name="ce1">
            <text:p>Observation 2<text:s/></text:p>
          </table:table-cell>
          <table:table-cell office:value-type="string" table:style-name="ce1">
            <text:p>Suggested URL</text:p>
          </table:table-cell>
          <table:table-cell office:value-type="string" table:style-name="ce1">
            <text:p>Cos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dafruit Huzzah32 - ESP32 Feather</text:p>
          </table:table-cell>
          <table:table-cell office:value-type="string" table:style-name="ce1">
            <text:p>Adafruit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Adafr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asier to order it with header pins soldered</text:p>
          </table:table-cell>
          <table:table-cell table:style-name="ce1"/>
          <table:table-cell office:value-type="string" table:style-name="ce2">
            <text:p><text:a xlink:href="https://www.adafruit.com/product/3405">https://www.adafruit.com/product/3405</text:a></text:p>
          </table:table-cell>
          <table:table-cell office:value-type="currency" office:value="17" table:style-name="ce3">
            <text:p>£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fruit TLC5947</text:p>
          </table:table-cell>
          <table:table-cell office:value-type="string" table:style-name="ce1">
            <text:p>Adafruit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Adafrui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https://www.adafruit.com/product/1429</text:p>
          </table:table-cell>
          <table:table-cell office:value-type="currency" office:value="12" table:style-name="ce3">
            <text:p>£1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NC coaxial connectors</text:p>
          </table:table-cell>
          <table:table-cell office:value-type="string" table:style-name="ce1">
            <text:p>TE Connectivity</text:p>
          </table:table-cell>
          <table:table-cell office:value-type="string" table:style-name="ce1">
            <text:p>1-1337542-0</text:p>
          </table:table-cell>
          <table:table-cell office:value-type="string" table:style-name="ce1">
            <text:p>Farn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Right angle jacks, 50ohm</text:p>
          </table:table-cell>
          <table:table-cell office:value-type="string" table:style-name="ce2">
            <text:p><text:a xlink:href="https://uk.farnell.com/greenpar-te-connectivity/1-1337542-0/rf-coaxial-bnc-right-angle-jack/dp/1020954?st=bnc%20pcb%20mout">https://uk.farnell.com/greenpar-te-connectivity/1-1337542-0/rf-coaxial-bnc-right-angle-jack/dp/1020954?st=bnc%20pcb%20mout</text:a></text:p>
          </table:table-cell>
          <table:table-cell office:value-type="currency" office:value="3.7" table:style-name="ce4">
            <text:p>£3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 way JST Female Connector Housing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611</text:p>
          </table:table-cell>
          <table:table-cell office:value-type="string" table:style-name="ce1">
            <text:p>JS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1">
            <text:p>https://uk.rs-online.com/web/p/pcb-connector-housings/8201611/</text:p>
          </table:table-cell>
          <table:table-cell office:value-type="currency" office:value="3.8" table:style-name="ce4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 way JST Female Connector Housing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614</text:p>
          </table:table-cell>
          <table:table-cell office:value-type="string" table:style-name="ce1">
            <text:p>J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connector-housings/8201614/">https://uk.rs-online.com/web/p/pcb-connector-housings/8201614/</text:a>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 way JST Female Connector Housing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618</text:p>
          </table:table-cell>
          <table:table-cell office:value-type="string" table:style-name="ce1">
            <text:p>J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connector-housings/8201618/">https://uk.rs-online.com/web/p/pcb-connector-housings/8201618/</text:a>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 way JST PCB heade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554</text:p>
          </table:table-cell>
          <table:table-cell office:value-type="string" table:style-name="ce1">
            <text:p>JS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https://uk.rs-online.com/web/p/pcb-headers/8201554/</text:p>
          </table:table-cell>
          <table:table-cell office:value-type="currency" office:value="3.8" table:style-name="ce4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 way JST PCB heade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557</text:p>
          </table:table-cell>
          <table:table-cell office:value-type="string" table:style-name="ce1">
            <text:p>J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headers/8201557/">https://uk.rs-online.com/web/p/pcb-headers/8201557/</text:a>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 way JST PCB heade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551</text:p>
          </table:table-cell>
          <table:table-cell office:value-type="string" table:style-name="ce1">
            <text:p>J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https://uk.rs-online.com/web/p/pcb-headers/8201551/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 mm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50-1557-ND</text:p>
          </table:table-cell>
          <table:table-cell office:value-type="string" table:style-name="ce1">
            <text:p>Digike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3mm round, throughhole, grn</text:p>
          </table:table-cell>
          <table:table-cell office:value-type="string" table:style-name="ce1">
            <text:p>https://www.digikey.com/product-detail/en/dialight/5219210F/350-1557-ND/80895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unt for 3 mm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7-1330-ND</text:p>
          </table:table-cell>
          <table:table-cell office:value-type="string" table:style-name="ce1">
            <text:p>Digike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3mm panel mount</text:p>
          </table:table-cell>
          <table:table-cell office:value-type="string" table:style-name="ce6">
            <text:p><text:a xlink:href="https://www.digikey.com/products/en?keywords=67-1330-ND">https://www.digikey.com/products/en?keywords=67-1330-ND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unt for 5 mm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7-1332-ND</text:p>
          </table:table-cell>
          <table:table-cell office:value-type="string" table:style-name="ce1">
            <text:p>Digike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5mm panel mount</text:p>
          </table:table-cell>
          <table:table-cell office:value-type="string" table:style-name="ce6">
            <text:p><text:a xlink:href="https://www.digikey.com/product-detail/en/lumex-opto-components-inc/SSH-LX5091/67-1332-ND/144810">https://www.digikey.com/product-detail/en/lumex-opto-components-inc/SSH-LX5091/67-1332-ND/14481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ocker LED switch</text:p>
          </table:table-cell>
          <table:table-cell table:number-columns-repeated="2" table:style-name="ce1"/>
          <table:table-cell office:value-type="string" table:style-name="ce1">
            <text:p>Eb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Round Switch / 3 pins</text:p>
          </table:table-cell>
          <table:table-cell office:value-type="string" table:style-name="ce1">
            <text:p>https://www.ebay.co.uk/p/Blue-On-off-Lighted-LED-Round-Rocker-Switch-Car-Dashboard-Dash-SPST-12v/1942302409?iid=262042885084&amp;chn=ps</text:p>
          </table:table-cell>
          <table:table-cell office:value-type="currency" office:value="2.5" table:style-name="ce4">
            <text:p>£2.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0 Ohms Resito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707-7612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Through hole</text:p>
          </table:table-cell>
          <table:table-cell office:value-type="string" table:style-name="ce1">
            <text:p>https://uk.rs-online.com/web/p/through-hole-fixed-resistors/7077612/</text:p>
          </table:table-cell>
          <table:table-cell office:value-type="currency" office:value="1.1599999999999999" table:style-name="ce4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0 Ohms Resito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707-7647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Through hole</text:p>
          </table:table-cell>
          <table:table-cell office:value-type="string" table:style-name="ce1">
            <text:p>https://uk.rs-online.com/web/p/through-hole-fixed-resistors/7077647/</text:p>
          </table:table-cell>
          <table:table-cell office:value-type="currency" office:value="1.1599999999999999" table:style-name="ce4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 kOhms Trimmer Potentiometer</text:p>
          </table:table-cell>
          <table:table-cell office:value-type="string" table:style-name="ce1">
            <text:p>TT Electronics</text:p>
          </table:table-cell>
          <table:table-cell office:value-type="string" table:style-name="ce5">
            <text:p>89PR10KLF</text:p>
          </table:table-cell>
          <table:table-cell office:value-type="string" table:style-name="ce1">
            <text:p>Farnel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Through Hole</text:p>
          </table:table-cell>
          <table:table-cell office:value-type="string" table:style-name="ce1">
            <text:p>https://uk.farnell.com/bi-technologies-tt-electronics/89pr10klf/trimmer-resistor/dp/1653213?st=trimmer%20potentiometer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PCB socket</text:p>
          </table:table-cell>
          <table:table-cell office:value-type="string" table:style-name="ce1">
            <text:p>Samtec</text:p>
          </table:table-cell>
          <table:table-cell office:value-type="string" table:style-name="ce1">
            <text:p>SSW-116-02-G-S<text:s/></text:p>
          </table:table-cell>
          <table:table-cell office:value-type="string" table:style-name="ce1">
            <text:p>R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1 row, 15 pin</text:p>
          </table:table-cell>
          <table:table-cell office:value-type="string" table:style-name="ce1">
            <text:p>https://uk.rs-online.com/web/p/pcb-sockets/7655795/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.1 mm right angle DC socket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84-0957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2.1 mm right angle</text:p>
          </table:table-cell>
          <table:table-cell office:value-type="string" table:style-name="ce1">
            <text:p>https://uk.rs-online.com/web/p/dc-power-sockets/8840957/?relevancy-data=636F3D3126696E3D4931384E525353746F636B4E756D626572266C753D656E266D6D3D6D61746368616C6C26706D3D5E282872737C5253295B205D3F293F2832355C647B387D7C32355C647B317D5C2D5C647B377D7C5C647B337D5B5C2D5D3F5C647B332C347D5B70505D3F292426706F3D3126736E3D592673723D2673743D52535F53544F434B5F4E554D4245522677633D4E4F4E45267573743D3838342D30393537267374613D38383430393537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lderable Breadboard</text:p>
          </table:table-cell>
          <table:table-cell table:number-columns-repeated="16383" table:style-name="ce1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2 distinc colour wires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331-862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100 cm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20 AWG</text:p>
          </table:table-cell>
          <table:table-cell office:value-type="string" table:style-name="ce1">
            <text:p>https://uk.rs-online.com/web/p/hookup-equipment-wire/0331862/?relevancy-data=636F3D3126696E3D4931384E525353746F636B4E756D626572266C753D656E266D6D3D6D61746368616C6C26706D3D5E282872737C5253295B205D3F293F2832355C647B387D7C32355C647B317D5C2D5C647B377D7C5C647B337D5B5C2D5D3F5C647B332C347D5B70505D3F292426706F3D3126736E3D592673723D2673743D52535F53544F434B5F4E554D4245522677633D4E4F4E45267573743D3333312D383632267374613D30333331383632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ble shrink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170-6377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20 cm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Shrunk diameter 1.2 mm</text:p>
          </table:table-cell>
          <table:table-cell office:value-type="string" table:style-name="ce1">
            <text:p>https://uk.rs-online.com/web/p/heat-shrink-cold-shrink-sleeves/1706377/?relevancy-data=636F3D3126696E3D4931384E525353746F636B4E756D626572266C753D656E266D6D3D6D61746368616C6C26706D3D5E282872737C5253295B205D3F293F2832355C647B387D7C32355C647B317D5C2D5C647B377D7C5C647B337D5B5C2D5D3F5C647B332C347D5B70505D3F292426706F3D3126736E3D592673723D2673743D52535F53544F434B5F4E554D4245522677633D4E4F4E45267573743D3137302D36333737267374613D31373036333737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3 x 10mm screw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660-4636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3 x 10 Hex socket cap</text:p>
          </table:table-cell>
          <table:table-cell office:value-type="string" table:style-name="ce2">
            <text:p><text:a xlink:href="https://uk.rs-online.com/web/p/socket-screws/6604636/">https://uk.rs-online.com/web/p/socket-screws/6604636/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122-4400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3 nuts</text:p>
          </table:table-cell>
          <table:table-cell office:value-type="string" table:style-name="ce1">
            <text:p>https://uk.rs-online.com/web/p/hex-nuts/1224400/?relevancy-data=636F3D3126696E3D4931384E525353746F636B4E756D626572266C753D656E266D6D3D6D61746368616C6C26706D3D5E282872737C5253295B205D3F293F2832355C647B387D7C32355C647B317D5C2D5C647B377D7C5C647B337D5B5C2D5D3F5C647B332C347D5B70505D3F292426706F3D3126736E3D592673723D2673743D52535F53544F434B5F4E554D4245522677633D4E4F4E45267573743D3132322D34343030267374613D31323234343030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4 x 50mm Hex Socket Cap Screws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304-4592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4 x 50</text:p>
          </table:table-cell>
          <table:table-cell office:value-type="string" table:style-name="ce1">
            <text:p>https://uk.rs-online.com/web/p/socket-screws/3044592/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4 nut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189-579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4 nuts</text:p>
          </table:table-cell>
          <table:table-cell office:value-type="string" table:style-name="ce1">
            <text:p>https://uk.rs-online.com/web/p/hex-nuts/0189579/</text:p>
          </table:table-cell>
          <table:table-cell table:number-columns-repeated="16376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Maxime Zimmermann</meta:initial-creator>
    <dc:creator>Maxime Zimmermann</dc:creator>
    <meta:creation-date>2019-02-09T21:48:04Z</meta:creation-date>
    <dc:date>2019-02-10T00:09:31Z</dc:date>
  </office:meta>
</office:document-meta>
</file>